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Таблица4" style:family="table">
      <style:table-properties style:width="16.454cm" fo:margin-top="0cm" fo:margin-bottom="0cm" table:align="right" style:writing-mode="lr-tb"/>
    </style:style>
    <style:style style:name="Таблица4.A" style:family="table-column">
      <style:table-column-properties style:column-width="12.492cm"/>
    </style:style>
    <style:style style:name="Таблица4.B" style:family="table-column">
      <style:table-column-properties style:column-width="2.295cm"/>
    </style:style>
    <style:style style:name="Таблица4.C" style:family="table-column">
      <style:table-column-properties style:column-width="1.667cm"/>
    </style:style>
    <style:style style:name="Таблица4.1" style:family="table-row">
      <style:table-row-properties style:min-row-height="0.416cm"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a"/>
    </style:style>
    <style:style style:name="Таблица4.2" style:family="table-row">
      <style:table-row-properties style:min-row-height="0.674cm" fo:keep-together="auto"/>
    </style:style>
    <style:style style:name="Таблица4.B2" style:family="table-cell">
      <style:table-cell-properties style:vertical-align="middle" fo:padding-left="0.191cm" fo:padding-right="0.191cm" fo:padding-top="0cm" fo:padding-bottom="0cm" fo:border="0.5pt solid #00000a"/>
    </style:style>
    <style:style style:name="Таблица4.3" style:family="table-row">
      <style:table-row-properties style:min-row-height="0.693cm" fo:keep-together="auto"/>
    </style:style>
    <style:style style:name="Таблица4.10" style:family="table-row">
      <style:table-row-properties style:min-row-height="0.714cm" fo:keep-together="auto"/>
    </style:style>
    <style:style style:name="P1" style:family="paragraph" style:parent-style-name="Standard">
      <style:paragraph-properties fo:line-height="100%"/>
      <style:text-properties fo:font-size="12pt" officeooo:paragraph-rsid="001bb272" style:font-size-asian="12pt" style:font-size-complex="12pt"/>
    </style:style>
    <style:style style:name="P2" style:family="paragraph" style:parent-style-name="Standard">
      <style:paragraph-properties fo:line-height="100%"/>
      <style:text-properties officeooo:paragraph-rsid="001bb272"/>
    </style:style>
    <style:style style:name="P3" style:family="paragraph" style:parent-style-name="Standard">
      <style:paragraph-properties style:line-height-at-least="0.423cm" fo:orphans="0" fo:widows="0"/>
      <style:text-properties fo:color="#000000" style:font-name="Consolas" fo:language="ru" fo:country="RU" style:language-asian="ru" style:country-asian="RU" style:font-name-complex="Consolas1"/>
    </style:style>
    <style:style style:name="P4" style:family="paragraph" style:parent-style-name="Standard">
      <style:paragraph-properties style:line-height-at-least="0.423cm" fo:text-align="center" style:justify-single-word="false" fo:orphans="0" fo:widows="0"/>
      <style:text-properties fo:color="#000000" style:font-name="Consolas" fo:font-size="12pt" fo:language="ru" fo:country="RU" style:font-size-asian="12pt" style:language-asian="ru" style:country-asian="RU" style:font-name-complex="Consolas1" style:font-size-complex="12pt"/>
    </style:style>
    <style:style style:name="P5" style:family="paragraph" style:parent-style-name="Standard">
      <style:paragraph-properties style:line-height-at-least="0.423cm" fo:text-align="center" style:justify-single-word="false" fo:orphans="0" fo:widows="0"/>
      <style:text-properties fo:language="ru" fo:country="RU" style:language-asian="ru" style:country-asian="RU"/>
    </style:style>
    <style:style style:name="P6" style:family="paragraph" style:parent-style-name="Standard">
      <style:paragraph-properties style:line-height-at-least="0.423cm" fo:text-align="center" style:justify-single-word="false" fo:orphans="0" fo:widows="0"/>
      <style:text-properties fo:language="ru" fo:country="RU" officeooo:rsid="001bb272" officeooo:paragraph-rsid="001bb272" style:language-asian="ru" style:country-asian="RU"/>
    </style:style>
    <style:style style:name="P7" style:family="paragraph" style:parent-style-name="Standard">
      <style:paragraph-properties style:line-height-at-least="0.423cm" fo:text-align="center" style:justify-single-word="false" fo:orphans="0" fo:widows="0"/>
      <style:text-properties fo:language="ru" fo:country="RU" officeooo:rsid="001bf549" officeooo:paragraph-rsid="001bf549" style:language-asian="ru" style:country-asian="RU"/>
    </style:style>
    <style:style style:name="P8" style:family="paragraph" style:parent-style-name="Standard">
      <style:paragraph-properties style:line-height-at-least="0.423cm" fo:text-align="center" style:justify-single-word="false" fo:orphans="0" fo:widows="0"/>
      <style:text-properties fo:language="en" fo:country="US" officeooo:rsid="001bb272" officeooo:paragraph-rsid="001bb272" style:language-asian="ru" style:country-asian="RU"/>
    </style:style>
    <style:style style:name="P9" style:family="paragraph" style:parent-style-name="Standard">
      <style:paragraph-properties fo:margin-left="0cm" fo:margin-right="0cm" fo:line-height="100%" fo:text-indent="4.001cm" style:auto-text-indent="false"/>
      <style:text-properties officeooo:paragraph-rsid="001bb272"/>
    </style:style>
    <style:style style:name="P10" style:family="paragraph" style:parent-style-name="Standard">
      <style:paragraph-properties fo:margin-left="0cm" fo:margin-right="0cm" fo:line-height="100%" fo:text-indent="4.001cm" style:auto-text-indent="false"/>
      <style:text-properties style:font-name="Consolas" fo:font-size="12pt" fo:language="ru" fo:country="RU" officeooo:paragraph-rsid="001bb272" style:font-size-asian="12pt" style:font-name-complex="Consolas1" style:font-size-complex="12pt"/>
    </style:style>
    <style:style style:name="P11" style:family="paragraph" style:parent-style-name="Standard">
      <style:paragraph-properties fo:margin-left="0cm" fo:margin-right="0cm" fo:line-height="100%" fo:text-indent="9.001cm" style:auto-text-indent="false"/>
      <style:text-properties fo:color="#000000" style:font-name="Consolas" fo:font-size="12pt" officeooo:paragraph-rsid="001bb272" style:font-size-asian="12pt" style:font-name-complex="Consolas1" style:font-size-complex="12pt"/>
    </style:style>
    <style:style style:name="P12" style:family="paragraph" style:parent-style-name="Standard">
      <style:paragraph-properties fo:margin-top="0.106cm" fo:margin-bottom="0.106cm" loext:contextual-spacing="false" style:line-height-at-least="0.423cm" fo:orphans="0" fo:widows="0"/>
      <style:text-properties fo:language="ru" fo:country="RU" style:language-asian="ru" style:country-asian="RU"/>
    </style:style>
    <style:style style:name="P13" style:family="paragraph" style:parent-style-name="Standard">
      <style:paragraph-properties fo:margin-top="0.106cm" fo:margin-bottom="0.106cm" loext:contextual-spacing="false" style:line-height-at-least="0.423cm" fo:orphans="0" fo:widows="0"/>
      <style:text-properties fo:language="ru" fo:country="RU" officeooo:paragraph-rsid="001bf549" style:language-asian="ru" style:country-asian="RU"/>
    </style:style>
    <style:style style:name="P14" style:family="paragraph" style:parent-style-name="Standard">
      <style:paragraph-properties fo:margin-top="0.106cm" fo:margin-bottom="0.106cm" loext:contextual-spacing="false" style:line-height-at-least="0.423cm" fo:orphans="0" fo:widows="0"/>
      <style:text-properties fo:language="ru" fo:country="RU" officeooo:rsid="001bb272" officeooo:paragraph-rsid="001bb272" style:language-asian="ru" style:country-asian="RU"/>
    </style:style>
    <style:style style:name="P15" style:family="paragraph" style:parent-style-name="Standard">
      <style:paragraph-properties fo:margin-top="0.106cm" fo:margin-bottom="0.106cm" loext:contextual-spacing="false" style:line-height-at-least="0.423cm" fo:orphans="0" fo:widows="0"/>
      <style:text-properties fo:color="#000000" style:font-name="Courier New" fo:font-size="11pt" fo:language="ru" fo:country="RU" style:font-size-asian="11pt" style:language-asian="ru" style:country-asian="RU" style:font-name-complex="Courier New1" style:font-size-complex="11pt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color="#7f0055"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3" style:family="text">
      <style:text-properties fo:color="#7f0055" style:font-name="Courier New" fo:font-size="11pt" fo:font-weight="bold" style:font-size-asian="11pt" style:font-weight-asian="bold" style:font-name-complex="Courier New1" style:font-size-complex="11pt" style:font-weight-complex="bold"/>
    </style:style>
    <style:style style:name="T4" style:family="text">
      <style:text-properties fo:color="#000000" style:font-name="Courier New" fo:font-size="12pt" fo:language="ru" fo:country="RU" style:font-size-asian="12pt" style:font-name-complex="Courier New1" style:font-size-complex="12pt"/>
    </style:style>
    <style:style style:name="T5" style:family="text">
      <style:text-properties fo:color="#000000" style:font-name="Courier New" fo:font-size="12pt" style:font-size-asian="12pt" style:font-name-complex="Courier New1" style:font-size-complex="12pt"/>
    </style:style>
    <style:style style:name="T6" style:family="text">
      <style:text-properties fo:color="#000000" style:font-name="Courier New" fo:font-size="11pt" style:font-size-asian="11pt" style:font-name-complex="Courier New1" style:font-size-complex="11pt"/>
    </style:style>
    <style:style style:name="T7" style:family="text">
      <style:text-properties fo:color="#000000" style:font-name="Courier New" fo:font-size="11pt" officeooo:rsid="001bb272" style:font-size-asian="11pt" style:font-name-complex="Courier New1" style:font-size-complex="11pt"/>
    </style:style>
    <style:style style:name="T8" style:family="text">
      <style:text-properties fo:color="#000000" style:font-name="Courier New" fo:font-size="11pt" officeooo:rsid="001bf549" style:font-size-asian="11pt" style:font-name-complex="Courier New1" style:font-size-complex="11pt"/>
    </style:style>
    <style:style style:name="T9" style:family="text">
      <style:text-properties fo:color="#000000" style:font-name="Courier New" fo:font-size="11pt" fo:language="en" fo:country="US" officeooo:rsid="001bb272" style:font-size-asian="11pt" style:font-name-complex="Courier New1" style:font-size-complex="11pt"/>
    </style:style>
    <style:style style:name="T10" style:family="text">
      <style:text-properties fo:color="#000000" fo:font-size="14pt" fo:language="ru" fo:country="RU" style:font-size-asian="14pt" style:font-size-complex="14pt"/>
    </style:style>
    <style:style style:name="T11" style:family="text">
      <style:text-properties fo:color="#000000" style:font-name="Consolas" style:font-name-complex="Consolas1"/>
    </style:style>
    <style:style style:name="T12" style:family="text">
      <style:text-properties fo:color="#000000" style:font-name="Symbol" fo:font-size="12pt" style:font-name-asian="Symbol1" style:font-size-asian="12pt" style:font-name-complex="Symbol1" style:font-size-complex="12pt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right" style:horizontal-rel="page-content" draw:opacity="0%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Определена иерархия классов</text:span></text:p>
      <text:p text:style-name="P9"><text:span text:style-name="T2">class</text:span><text:span text:style-name="T4"> </text:span><text:span text:style-name="T5">MedicalStaff</text:span><text:span text:style-name="T4">{}</text:span></text:p>
      <text:p text:style-name="P9"><text:span text:style-name="T2">class</text:span><text:span text:style-name="T4"> </text:span><text:span text:style-name="T5">Doctor</text:span><text:span text:style-name="T4"> </text:span><text:span text:style-name="T2">extends</text:span><text:span text:style-name="T4"> </text:span><text:span text:style-name="T5">MedicalStaff</text:span><text:span text:style-name="T4">{}</text:span></text:p>
      <text:p text:style-name="P9"><text:span text:style-name="T2">class</text:span><text:span text:style-name="T4"> </text:span><text:span text:style-name="T5">Nurse </text:span><text:span text:style-name="T2">extends</text:span><text:span text:style-name="T5"> MedicalStaff{}</text:span></text:p>
      <text:p text:style-name="P9"><text:span text:style-name="T2">class</text:span><text:span text:style-name="T5"> HeadDoctor </text:span><text:span text:style-name="T2">extends</text:span><text:span text:style-name="T5"> Doctor{}</text:span></text:p>
      <text:p text:style-name="P10"/>
      <text:p text:style-name="P2"><text:span text:style-name="T10">Укажите корректные и некорректные операторы. Дайте ответу пояснение.</text:span></text:p>
      <text:p text:style-name="P11"><draw:frame draw:style-name="fr1" draw:name="Врезка1" text:anchor-type="paragraph" svg:y="0.328cm" svg:width="17.759cm" draw:z-index="0"><draw:text-box fo:min-height="0cm"><table:table table:name="Таблица4" table:style-name="Таблица4"><table:table-column table:style-name="Таблица4.A"/><table:table-column table:style-name="Таблица4.B"/><table:table-column table:style-name="Таблица4.C"/><table:table-row table:style-name="Таблица4.1"><table:table-cell table:style-name="Таблица4.A1" office:value-type="string"><text:p text:style-name="P3"/></table:table-cell><table:table-cell table:style-name="Таблица4.A1" office:value-type="string"><text:p text:style-name="P5"><text:span text:style-name="T11">correct</text:span></text:p></table:table-cell><table:table-cell table:style-name="Таблица4.A1" office:value-type="string"><text:p text:style-name="P5"><text:span text:style-name="T11">not correct</text:span></text:p></table:table-cell></table:table-row><table:table-row table:style-name="Таблица4.2"><table:table-cell table:style-name="Таблица4.A1" office:value-type="string"><text:p text:style-name="P12"><text:span text:style-name="T6">Doctor doctor1 = </text:span><text:span text:style-name="T3">new</text:span><text:span text:style-name="T6"> Doctor();</text:span></text:p><text:p text:style-name="P14"><text:span text:style-name="T6">ссылка на объект такого же класса</text:span></text:p></table:table-cell><table:table-cell table:style-name="Таблица4.B2" office:value-type="string"><text:p text:style-name="P8"><text:span text:style-name="T12">+</text:span></text:p></table:table-cell><table:table-cell table:style-name="Таблица4.B2" office:value-type="string"><text:p text:style-name="P5"><text:span text:style-name="T12"/></text:p></table:table-cell></table:table-row><table:table-row table:style-name="Таблица4.3"><table:table-cell table:style-name="Таблица4.A1" office:value-type="string"><text:p text:style-name="P12"><text:span text:style-name="T6">Doctor doctor2 = </text:span><text:span text:style-name="T3">new</text:span><text:span text:style-name="T6"> MedicalStaff();</text:span></text:p><text:p text:style-name="P14"><text:span text:style-name="T6">потомок не может ссылаться на родителя</text:span></text:p></table:table-cell><table:table-cell table:style-name="Таблица4.B2" office:value-type="string"><text:p text:style-name="P5"><text:span text:style-name="T12"/></text:p></table:table-cell><table:table-cell table:style-name="Таблица4.B2" office:value-type="string"><text:p text:style-name="P8"><text:span text:style-name="T12">-</text:span></text:p></table:table-cell></table:table-row><table:table-row table:style-name="Таблица4.3"><table:table-cell table:style-name="Таблица4.A1" office:value-type="string"><text:p text:style-name="P12"><text:span text:style-name="T6">Doctor doctor3 = </text:span><text:span text:style-name="T3">new</text:span><text:span text:style-name="T6"> HeadDoctor();</text:span></text:p><text:p text:style-name="P14"><text:span text:style-name="T6">ссылка на потомка</text:span></text:p></table:table-cell><table:table-cell table:style-name="Таблица4.B2" office:value-type="string"><text:p text:style-name="P6"><text:span text:style-name="T12">+</text:span></text:p></table:table-cell><table:table-cell table:style-name="Таблица4.B2" office:value-type="string"><text:p text:style-name="P5"><text:span text:style-name="T12"/></text:p></table:table-cell></table:table-row><table:table-row table:style-name="Таблица4.2"><table:table-cell table:style-name="Таблица4.A1" office:value-type="string"><text:p text:style-name="P12"><text:span text:style-name="T6">Object object1 = </text:span><text:span text:style-name="T3">new</text:span><text:span text:style-name="T6"> HeadDoctor();</text:span></text:p><text:p text:style-name="P14"><text:span text:style-name="T6">ссылка на потомка</text:span></text:p></table:table-cell><table:table-cell table:style-name="Таблица4.B2" office:value-type="string"><text:p text:style-name="P6"><text:span text:style-name="T12">+</text:span></text:p></table:table-cell><table:table-cell table:style-name="Таблица4.B2" office:value-type="string"><text:p text:style-name="P5"><text:span text:style-name="T12"/></text:p></table:table-cell></table:table-row><table:table-row table:style-name="Таблица4.3"><table:table-cell table:style-name="Таблица4.A1" office:value-type="string"><text:p text:style-name="P12"><text:span text:style-name="T6">HeadDoctor doctor5 = </text:span><text:span text:style-name="T3">new</text:span><text:span text:style-name="T6"> Object();</text:span></text:p><text:p text:style-name="P14"><text:span text:style-name="T6">потомок не может ссылаться на родителя</text:span></text:p></table:table-cell><table:table-cell table:style-name="Таблица4.B2" office:value-type="string"><text:p text:style-name="P5"><text:span text:style-name="T12"/></text:p></table:table-cell><table:table-cell table:style-name="Таблица4.B2" office:value-type="string"><text:p text:style-name="P6"><text:span text:style-name="T12">-</text:span></text:p></table:table-cell></table:table-row><table:table-row table:style-name="Таблица4.3"><table:table-cell table:style-name="Таблица4.A1" office:value-type="string"><text:p text:style-name="P12"><text:span text:style-name="T6">Doctor doctor6 <text:s/>= </text:span><text:span text:style-name="T3">new</text:span><text:span text:style-name="T6"> Nurse();</text:span></text:p><text:p text:style-name="P14"><text:span text:style-name="T6">нельзя ссылаться на не родственный класс</text:span></text:p></table:table-cell><table:table-cell table:style-name="Таблица4.B2" office:value-type="string"><text:p text:style-name="P5"><text:span text:style-name="T12"/></text:p></table:table-cell><table:table-cell table:style-name="Таблица4.B2" office:value-type="string"><text:p text:style-name="P6"><text:span text:style-name="T12">-</text:span></text:p></table:table-cell></table:table-row><table:table-row table:style-name="Таблица4.2"><table:table-cell table:style-name="Таблица4.A1" office:value-type="string"><text:p text:style-name="P12"><text:span text:style-name="T6">Nurse nurse = </text:span><text:span text:style-name="T3">new</text:span><text:span text:style-name="T6"> Doctor();</text:span></text:p><text:p text:style-name="P14"><text:span text:style-name="T6">нельзя ссылаться на не родственный класс</text:span></text:p></table:table-cell><table:table-cell table:style-name="Таблица4.B2" office:value-type="string"><text:p text:style-name="P5"><text:span text:style-name="T12"/></text:p></table:table-cell><table:table-cell table:style-name="Таблица4.B2" office:value-type="string"><text:p text:style-name="P6"><text:span text:style-name="T12">-</text:span></text:p></table:table-cell></table:table-row><table:table-row table:style-name="Таблица4.3"><table:table-cell table:style-name="Таблица4.A1" office:value-type="string"><text:p text:style-name="P12"><text:span text:style-name="T6">Object object2 = </text:span><text:span text:style-name="T3">new</text:span><text:span text:style-name="T6"> Nurse();</text:span></text:p><text:p text:style-name="P14"><text:span text:style-name="T6">ссылка на потомка</text:span></text:p></table:table-cell><table:table-cell table:style-name="Таблица4.B2" office:value-type="string"><text:p text:style-name="P6"><text:span text:style-name="T12">+</text:span></text:p></table:table-cell><table:table-cell table:style-name="Таблица4.B2" office:value-type="string"><text:p text:style-name="P5"><text:span text:style-name="T12"/></text:p></table:table-cell></table:table-row><table:table-row table:style-name="Таблица4.10"><table:table-cell table:style-name="Таблица4.A1" office:value-type="string"><text:p text:style-name="P15"/></table:table-cell><table:table-cell table:style-name="Таблица4.B2" office:value-type="string"><text:p text:style-name="P4"/></table:table-cell><table:table-cell table:style-name="Таблица4.B2" office:value-type="string"><text:p text:style-name="P4"/></table:table-cell></table:table-row><table:table-row table:style-name="Таблица4.3"><table:table-cell table:style-name="Таблица4.A1" office:value-type="string"><text:p text:style-name="P12"><text:span text:style-name="T6">List&lt;Doctor&gt; list1= </text:span><text:span text:style-name="T3">new</text:span><text:span text:style-name="T6"> ArrayList&lt;Doctor&gt;();<text:line-break/></text:span><text:span text:style-name="T7">ссылка на потомка, </text:span><text:span text:style-name="T8">одинаковые типы</text:span></text:p></table:table-cell><table:table-cell table:style-name="Таблица4.B2" office:value-type="string"><text:p text:style-name="P6"><text:span text:style-name="T12">+</text:span></text:p></table:table-cell><table:table-cell table:style-name="Таблица4.B2" office:value-type="string"><text:p text:style-name="P5"><text:span text:style-name="T12"/></text:p></table:table-cell></table:table-row><table:table-row table:style-name="Таблица4.2"><table:table-cell table:style-name="Таблица4.A1" office:value-type="string"><text:p text:style-name="P12"><text:span text:style-name="T6">List&lt;MedicalStaff&gt; list2 = </text:span><text:span text:style-name="T3">new</text:span><text:span text:style-name="T6"> ArrayList&lt;Doctor&gt;();<text:line-break/></text:span><text:span text:style-name="T8">разные типы</text:span></text:p></table:table-cell><table:table-cell table:style-name="Таблица4.B2" office:value-type="string"><text:p text:style-name="P8"><text:span text:style-name="T12"/></text:p></table:table-cell><table:table-cell table:style-name="Таблица4.B2" office:value-type="string"><text:p text:style-name="P7"><text:span text:style-name="T12">-</text:span></text:p></table:table-cell></table:table-row><table:table-row table:style-name="Таблица4.3"><table:table-cell table:style-name="Таблица4.A1" office:value-type="string"><text:p text:style-name="P12"><text:span text:style-name="T6">List&lt;Doctor&gt; list3 = </text:span><text:span text:style-name="T3">new</text:span><text:span text:style-name="T6"> ArrayList&lt;MedicalStaff&gt;();</text:span></text:p><text:p text:style-name="P13"><text:span text:style-name="T8">разные типы</text:span></text:p></table:table-cell><table:table-cell table:style-name="Таблица4.B2" office:value-type="string"><text:p text:style-name="P6"><text:span text:style-name="T12"/></text:p></table:table-cell><table:table-cell table:style-name="Таблица4.B2" office:value-type="string"><text:p text:style-name="P7"><text:span text:style-name="T12">-</text:span></text:p></table:table-cell></table:table-row><table:table-row table:style-name="Таблица4.3"><table:table-cell table:style-name="Таблица4.A1" office:value-type="string"><text:p text:style-name="P12"><text:span text:style-name="T6">List&lt;Object&gt; list4 = </text:span><text:span text:style-name="T3">new</text:span><text:span text:style-name="T6"> ArrayList&lt;Doctor&gt;();</text:span></text:p><text:p text:style-name="P13"><text:span text:style-name="T8">разные типы</text:span></text:p></table:table-cell><table:table-cell table:style-name="Таблица4.B2" office:value-type="string"><text:p text:style-name="P5"><text:span text:style-name="T12"/></text:p></table:table-cell><table:table-cell table:style-name="Таблица4.B2" office:value-type="string"><text:p text:style-name="P7"><text:span text:style-name="T12">-</text:span></text:p></table:table-cell></table:table-row><table:table-row table:style-name="Таблица4.2"><table:table-cell table:style-name="Таблица4.A1" office:value-type="string"><text:p text:style-name="P12"><text:span text:style-name="T6">List&lt;Object&gt; list5 = </text:span><text:span text:style-name="T3">new</text:span><text:span text:style-name="T6"> ArrayList&lt;Object&gt;();</text:span></text:p><text:p text:style-name="P13"><text:span text:style-name="T7">ссылка на потомка, </text:span><text:span text:style-name="T8">одинаковые типы</text:span></text:p></table:table-cell><table:table-cell table:style-name="Таблица4.B2" office:value-type="string"><text:p text:style-name="P6"><text:span text:style-name="T12">+</text:span></text:p></table:table-cell><table:table-cell table:style-name="Таблица4.B2" office:value-type="string"><text:p text:style-name="P5"><text:span text:style-name="T12"/></text:p></table:table-cell></table:table-row></table:table></draw:text-box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4:48:52.737000000</meta:creation-date>
    <dc:date>2017-06-22T05:00:42.537000000</dc:date>
    <meta:editing-duration>PT1M37S</meta:editing-duration>
    <meta:editing-cycles>1</meta:editing-cycles>
    <meta:document-statistic meta:table-count="1" meta:image-count="0" meta:object-count="0" meta:page-count="1" meta:paragraph-count="45" meta:word-count="160" meta:character-count="1081" meta:non-whitespace-character-count="965"/>
    <meta:generator>LibreOffice/5.3.2.2$Windows_x86 LibreOffice_project/6cd4f1ef626f15116896b1d8e1398b56da0d0ee1</meta:generator>
  </office:meta>
</office:document-meta>
</file>